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dale Mono" svg:font-family="'Andale Mono'" style:font-pitch="fixed"/>
    <style:font-face style:name="Arial Black" svg:font-family="'Arial Black'" style:font-pitch="variable"/>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TakaoPGothic" svg:font-family="TakaoPGothic" style:font-family-generic="swiss" style:font-pitch="variable"/>
    <style:font-face style:name="Droid Sans1"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72pt" officeooo:rsid="001ea775" officeooo:paragraph-rsid="001ea775" style:font-size-asian="72pt" style:font-size-complex="72pt"/>
    </style:style>
    <style:style style:name="P2" style:family="paragraph" style:parent-style-name="Standard">
      <style:text-properties fo:font-size="18pt" officeooo:rsid="001ea775" officeooo:paragraph-rsid="001ea775" style:font-size-asian="15.75pt" style:font-size-complex="18pt"/>
    </style:style>
    <style:style style:name="P3" style:family="paragraph" style:parent-style-name="Standard">
      <style:text-properties fo:font-size="18pt" officeooo:rsid="001f074c" officeooo:paragraph-rsid="001f074c" style:font-size-asian="15.75pt" style:font-size-complex="18pt"/>
    </style:style>
    <style:style style:name="P4" style:family="paragraph" style:parent-style-name="Standard">
      <style:text-properties fo:font-size="18pt" officeooo:rsid="0020df6f" officeooo:paragraph-rsid="0020df6f" style:font-size-asian="15.75pt" style:font-size-complex="18pt"/>
    </style:style>
    <style:style style:name="P5" style:family="paragraph" style:parent-style-name="Standard">
      <style:text-properties fo:font-size="18pt" officeooo:rsid="0020df6f" officeooo:paragraph-rsid="00225d16" style:font-size-asian="15.75pt" style:font-size-complex="18pt"/>
    </style:style>
    <style:style style:name="P6" style:family="paragraph" style:parent-style-name="Standard">
      <style:text-properties fo:font-size="18pt" officeooo:rsid="00225d16" officeooo:paragraph-rsid="00225d16" style:font-size-asian="15.75pt" style:font-size-complex="18pt"/>
    </style:style>
    <style:style style:name="P7" style:family="paragraph" style:parent-style-name="Standard">
      <style:text-properties fo:font-size="18pt" officeooo:rsid="002443a4" officeooo:paragraph-rsid="00254144" style:font-size-asian="15.75pt" style:font-size-complex="18pt"/>
    </style:style>
    <style:style style:name="P8" style:family="paragraph" style:parent-style-name="Standard">
      <style:text-properties fo:font-size="18pt" officeooo:rsid="00254144" officeooo:paragraph-rsid="00254144" style:font-size-asian="15.75pt" style:font-size-complex="18pt"/>
    </style:style>
    <style:style style:name="P9" style:family="paragraph" style:parent-style-name="Standard">
      <style:text-properties fo:font-size="18pt" officeooo:rsid="0026d736" officeooo:paragraph-rsid="0026d736" style:font-size-asian="15.75pt" style:font-size-complex="18pt"/>
    </style:style>
    <style:style style:name="P10" style:family="paragraph" style:parent-style-name="Standard">
      <style:text-properties fo:font-size="18pt" officeooo:rsid="0026d736" officeooo:paragraph-rsid="0027d15b" style:font-size-asian="15.75pt" style:font-size-complex="18pt"/>
    </style:style>
    <style:style style:name="P11" style:family="paragraph" style:parent-style-name="Standard">
      <style:text-properties style:font-name="Arial Black" fo:font-size="44pt" officeooo:rsid="002b2e24" officeooo:paragraph-rsid="002b2e24" style:font-size-asian="44pt" style:font-size-complex="44pt"/>
    </style:style>
    <style:style style:name="P12" style:family="paragraph" style:parent-style-name="Standard">
      <style:text-properties fo:font-size="18pt" officeooo:rsid="002b2e24" officeooo:paragraph-rsid="002b2e24" style:font-size-asian="15.75pt" style:font-size-complex="18pt"/>
    </style:style>
    <style:style style:name="P13" style:family="paragraph" style:parent-style-name="Standard">
      <style:text-properties fo:font-size="18pt" officeooo:rsid="002b2e24" officeooo:paragraph-rsid="002b3e8d" style:font-size-asian="15.75pt" style:font-size-complex="18pt"/>
    </style:style>
    <style:style style:name="P14" style:family="paragraph" style:parent-style-name="Standard">
      <style:text-properties fo:font-size="22pt" officeooo:rsid="001ea775" officeooo:paragraph-rsid="001ea775" style:font-size-asian="19.25pt" style:font-size-complex="22pt"/>
    </style:style>
    <style:style style:name="P15" style:family="paragraph" style:parent-style-name="Standard">
      <style:text-properties fo:font-size="22pt" officeooo:rsid="002d7207" officeooo:paragraph-rsid="002d7207" style:font-size-asian="19.25pt" style:font-size-complex="22pt"/>
    </style:style>
    <style:style style:name="T1" style:family="text">
      <style:text-properties officeooo:rsid="001ea775"/>
    </style:style>
    <style:style style:name="T2" style:family="text">
      <style:text-properties officeooo:rsid="001f074c"/>
    </style:style>
    <style:style style:name="T3" style:family="text">
      <style:text-properties officeooo:rsid="0020df6f"/>
    </style:style>
    <style:style style:name="T4" style:family="text">
      <style:text-properties officeooo:rsid="00225d16"/>
    </style:style>
    <style:style style:name="T5" style:family="text">
      <style:text-properties officeooo:rsid="002443a4"/>
    </style:style>
    <style:style style:name="T6" style:family="text">
      <style:text-properties officeooo:rsid="00254144"/>
    </style:style>
    <style:style style:name="T7" style:family="text">
      <style:text-properties officeooo:rsid="0027d15b"/>
    </style:style>
    <style:style style:name="T8" style:family="text">
      <style:text-properties style:font-name="Arial Black" officeooo:rsid="002b2e24"/>
    </style:style>
    <style:style style:name="T9" style:family="text">
      <style:text-properties officeooo:rsid="002b3e8d"/>
    </style:style>
    <style:style style:name="T10" style:family="text">
      <style:text-properties officeooo:rsid="002cc1ef"/>
    </style:style>
    <style:style style:name="T11" style:family="text">
      <style:text-properties officeooo:rsid="002dbeb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5"/><text:span text:style-name="T8">Γραφικα</text:span></text:p>
      <text:p text:style-name="P14"/>
      <text:p text:style-name="P15">Γιωργος Χριστοδουλου 2169</text:p>
      <text:p text:style-name="P14"/>
      <text:p text:style-name="P14"/>
      <text:p text:style-name="P2">global μεταβλητες :</text:p>
      <text:p text:style-name="P2"/>
      <text:p text:style-name="P2">p[1600],s[1600],r[1600],<text:span text:style-name="T10">b[1600]</text:span> οι πινακες που παιρνουν την πληροφορια απο τα pgm <text:s/>αρχεια ωστε με βαση αυτα να χρωματισουμε τα τετραγωνα αναλογα.</text:p>
      <text:p text:style-name="P2"/>
      <text:p text:style-name="P2">Fillgrid[12][15] ο πινακας που γεμιζει με αριθμους απο 0 εως 4 ,η καθε θεση αναλογει σε ενα τετραγωνο του παραθυρου και αναλογα το νουμερο στην θεση του πινακα παιρνει ψαλιδι,χαρτι κλπ.</text:p>
      <text:p text:style-name="P2"/>
      <text:p text:style-name="P2">Btrue μια int μεταβλητη που χρησιμοποιειται ως διαγνωστικο για το αν εχει πατηθει το πληκτρο b ειτε οχι <text:span text:style-name="T10">ωστε</text:span> να χρησιμοποιηθει <text:span text:style-name="T10">για</text:span> να γινονται οι αναλογες λειτουργειες του προγραμματος σε καθε περιπτωση.</text:p>
      <text:p text:style-name="P2"/>
      <text:p text:style-name="P2">Click μια int μεταβλητη που χρησιμοποιειται για να αναγνωριστει αν το κλικ που εχει πατησει ο χρηστης ειναι το πρωτο η το δευτερο ωστε <text:span text:style-name="T2">αναλογα μετα να μετακινηθει καποιο τετραγωνο κλπ.</text:span></text:p>
      <text:p text:style-name="P2"/>
      <text:p text:style-name="P3">Int moves ,innermoves Η πρωτη ειναι η μεταβλητη που κραταει τις κινησεις που εχει εισαγει ο χρηστης αρχικα και επειτα η δευτερη αυξανεται σε καθε κινηση μεχρι να γινει ιση με την πρωτη και να τελειωσει το παιχνιδι.</text:p>
      <text:p text:style-name="P3"><text:soft-page-break/></text:p>
      <text:p text:style-name="P3">Int second ειναι μεταβλητη που χρησιμοποιειται ως διαγνωστικο για το αν ο χρηστης σκοπευει να παιξει πρωτη φορα η πολλοστη ωστε να βγει στην οθονη το “press b to restart or esc to exit “οταν πρεπει.</text:p>
      <text:p text:style-name="P3"/>
      <text:p text:style-name="P3">Int play μεταβλητη που χρησιμοποιειται για να ξερουμε εαν ο χρηστης βρισκεται σε κατασταση ενεργου παιχνιδιου η οχι ωστε οταν ισχυει να εκτυπωνεται το σκορ στην οθονη.</text:p>
      <text:p text:style-name="P3"/>
      <text:p text:style-name="P3">Int score η μεταβλητη που κραταει το σκορ του παιχτη</text:p>
      <text:p text:style-name="P3"/>
      <text:p text:style-name="P3">Class scrPt ειναι μια κλαση που χρησιμοποιειται για να δημιουργειται ενα αντικεινο με τις x,y συντεταγμενες του καθε κλικ του ποντικιου που παταει ο χρηστης.</text:p>
      <text:p text:style-name="P3"/>
      <text:p text:style-name="P3">Μεθοδοι</text:p>
      <text:p text:style-name="P3"/>
      <text:p text:style-name="P3">FillInTheGrid ειναι η μεθοδος που αρχικοποιει τον πινακα FillGrid που με τυχαιους αριθμους αποφασιζει τι ειδους θα ειναι καθε τετραγωνο καθως και τον πινακα Bombs που με τυχαια επιλογη αποφασιζει αν ενα τετραγωνο ειναι βομβα η οχι.<text:span text:style-name="T5">Με καταλληλο ελεγχο δεν επιτρεπει υπαρξη ετοιμης τριαδας πριν την εναρξη του παιχνιδιου</text:span></text:p>
      <text:p text:style-name="P3"/>
      <text:p text:style-name="P3">RenderBitmapString ειναι η μεθοδος που χρησιμοποιειται για να εκτυπωνεται στην οθονη το σκορ η το μηνυμα για “επαναληψη του παιχνδιου ειτε εξοδο” αναλογα με την τιμη play της που ε<text:span text:style-name="T9">ξ</text:span>ηγειται παραπανω.</text:p>
      <text:p text:style-name="P3"/>
      <text:p text:style-name="P3">Display η βασικη μεθοδος του προγραμματος <text:span text:style-name="T3">η οποια ειναι υπευθυνη για να <text:s/>ζωγραφιζεται οτιδηποτε θελουμε στην οθονη.</text:span></text:p>
      <text:p text:style-name="P4">Ζωγραφιζει αρχικα το πλεγμα πριν την εκκινηση,αργοτερα ζωγραφιζει με βαση τα pgm το καθε τετραγωνο και απο πανω ξανα το πλεγμα ωστε να διακρινεται και κατα την διαρκεια του <text:soft-page-break/>παιχνιδιου.Επειτα αναλογα με τις αλλαγες που γινονται λογω κινησεων του παιχτη ενημερωνει το παραθυρο.</text:p>
      <text:p text:style-name="P4"/>
      <text:p text:style-name="P5">Slide ειναι η μεθοδος στην οποια φτανει το πλεγμα με μαυρισμενα τα <text:s/>τετραγωνα <text:span text:style-name="T5">στην οθονη</text:span> (και τιμη 5 στον αντιστοιχο πινακα <text:span text:style-name="T1">Fillgrid[12][15] </text:span>)που εχουν δημι<text:span text:style-name="T4">oυργησει τριαδα ειτε ειναι σε αποσταση απο καποια τριαδα που τα εχει “κερδισει” οποτε εχουν δημιουργησει “κενο” στο πλεγμα και πρεπει να ξαναγεμισουν</text:span>.<text:span text:style-name="T4">Επειτα μεσα στην μεθοδο ελεγχεται καθε τετραγωνο αν ειναι μαυρο και το στελνει πανω πανω στην στηλη του ωστε με αλλη μεθοδο μετα να ξαναγεμισουν τα τετραγωνα αυτα.Ετσι επιτυγχανεται η αισθηση οτι τα τετραγωνα που δεν δημιουργησαν τριαδα και δεν εχασαν απο την δημιουργια καποιας τριαδας “πεφτουν” πανω στα μαυρα τετραγωνα και τα γεμιζουν.</text:span></text:p>
      <text:p text:style-name="P5"/>
      <text:p text:style-name="P5"><text:span text:style-name="T4">Refill η μεθοδος στην οποια ξαναγεμιζονται με τυχαιο τροπο τα τετραγωνα που μαυρισαν λογω μιας κινησης του χρηστη.Αν δει οτι καποιο τετραγωνο με τιμη 5 στον πινακα </text:span><text:s/><text:span text:style-name="T1">Fillgrid[12][15] τοτε το γεμιζει εκ νεου.</text:span></text:p>
      <text:p text:style-name="P5"/>
      <text:p text:style-name="P6">FindWeakLines ειναι η μεθοδος που ελεγχει μεχρι και σε αποσταση 3 γυρω απο την δημιουργημενη τριαδα αν η τριαδα κερδιζει το καθε τετραγωνο ωστε να του βαλουμε την τιμη 5 στον πινακα <text:span text:style-name="T1">Fillgrid[12][15] </text:span>και να το χρωματισουμε με μαυρο χρωμα ωστε να εμφανιστει μαυρο στο παραθυρο π<text:span text:style-name="T9">ου</text:span> βλεπει ο χρηστης στην οθονη.Επειτα καλουνται οι <text:span text:style-name="T3">Slide,</text:span>Refill με αντιστοιχη σειρα ωστε να στειλουμε πανω πανω τα “χτυπημενα” τετραγωνα και να τα ξαναγεμισουμε ωστε να μπορει να συνεχισει ο χρηστης να παιζει.Η μεθοδος χρησιμοποιειται για ελεγχο τριαδων που δημιουργηθηκαν σε γραμμη.</text:p>
      <text:p text:style-name="P3"/>
      <text:p text:style-name="P6">FindWeakColumns ειναι η μεθοδος που ελεγχει μεχρι και σε αποσταση 3 γυρω απο την δημιουργημενη τριαδα αν η τριαδα κερδιζει το καθε τετραγωνο ωστε να του βαλουμε την τιμη 5 στον πινακα <text:span text:style-name="T1">Fillgrid[12][15] </text:span>και να το χρωματισουμε με μαυρο χρωμα <text:soft-page-break/>ωστε να εμφανιστει μαυρο στο παραθυρο π βλεπει ο χρηστης στην οθονη.Επειτα καλουνται οι <text:span text:style-name="T3">Slide,</text:span>Refill με αντιστοιχη σειρα ωστε να στειλουμε πανω πανω τα “χτυπημενα” τετραγωνα και να τα ξαναγεμισουμε ωστε να μπορει να συνεχισει ο χρηστης να παιζει.Η μεθοδος χρησιμοποιειται για ελεγχο τριαδων που δημιουργηθηκαν σε στηλη.</text:p>
      <text:p text:style-name="P6"/>
      <text:p text:style-name="P6">Aftermove αφου εχει δημιουργηθει μια τριαδα απο τον χρηστη και κερδισει τα <text:span text:style-name="T5">οποια </text:span>γειτονικα τετραγωνα χρησιμοποιησουμε τις <text:s/><text:span text:style-name="T3">Slide,</text:span>Refill .<text:span text:style-name="T5">Τ</text:span>α τετραγωνα που “επεσαν” απο πιο ψηλα για να γεμισουν το κενο <text:span text:style-name="T5">(</text:span>που αφησαν αυτα που εφυγαν<text:span text:style-name="T5">)</text:span> δημιουργουν και αυτα <text:span text:style-name="T5">με την σειρα τους </text:span>τριαδες <text:span text:style-name="T5">οποτε πρεπει να τις διωξουμε και να τις προσμετρησουμε στο σκορ του χρηστη πριν κληθει να κανει την επομενη κινηση του.Οποτε ελεγχουμε ολο το πλεγμα για τριαδες και τις διωχνουμε αναδρομικα μεχρι να μην υπαρχει πλεον τριαδα και να μπορει ο χρηστης να συνεχισει να παιζει.</text:span></text:p>
      <text:p text:style-name="P6"/>
      <text:p text:style-name="P7">Move η μεθοδος με εισοδο τις συντεταγμενες του κλικ που εχει πατησει ο χρηστης.Καλειται για το πρωτο κλικ και το δευτερο κλικ του χρηστη που μαζι συνθετουν την κινηση του.Ελεγχει αν η κινηση του παιχτη εχει δημιουργησει τριαδα σε στηλη η γραμμη και αναλογα καλειται ειτε η <text:span text:style-name="T4">FindWeakLines </text:span>ειτε <text:span text:style-name="T6">η</text:span> <text:span text:style-name="T4">FindWeakColumns <text:s/>και επειτα η Aftermove .</text:span></text:p>
      <text:p text:style-name="P7"/>
      <text:p text:style-name="P8">ProcessNormalKeys η μεθοδος που αναγνωριζει την εισοδο του χρηστη απο το πληκτρολογιο για το κλειδι &lt;b&gt; η το κλειδι &lt;esc&gt; ωστε να πυροδοτησει τις αντιστοιχες λειτουργειες τους.</text:p>
      <text:p text:style-name="P8"/>
      <text:p text:style-name="P9">ChangeColour <text:s/>η μεθοδος που χρησιμοποιει τα 2 κλικ της κινησης του παιχτη ωστε να ανταλλαξουν τα δυο τετραγωνα το περιεχομενο τους και επειτα <text:s/>να κληθει <text:s/>η <text:span text:style-name="T5">Move.</text:span>Φυσικα ελεγχεται αν ειναι εντος οριων του πλεγματος και δεν εχει γινει κλικ στο ειδικο πλαισιο για μηνυματα.Επισης ελεγχεται αν τα τετραγωνα που εχουν επιλεγει ειναι διπλα το ενα στο αλλο.</text:p>
      <text:p text:style-name="P9"/>
      <text:p text:style-name="P9"><text:soft-page-break/>Decide η μεθοδος που ουσιαστικα αναγνωριζει την κινηση του ποντικιου και εισαγει στο προγραμμα το καθε κλικ του παιχτη,αρχικοποιει τις καταλληλες μεταβλητες με τις εκαστωτε συντεταγμενες και αυξανει την μεταβλητη που μετραει τις κινησεις του παιχτη που εχει κανει μεχρι τωρα (innermoves).</text:p>
      <text:p text:style-name="P9"/>
      <text:p text:style-name="P9">Init η μεθοδος που αρχικοποιει το χρωμα του background με μαυρο και οριζει με την gluOrtho2D τα ορια των συντεταγμενων στο παραθυρο μας.</text:p>
      <text:p text:style-name="P9"/>
      <text:p text:style-name="P9">ReadThePgms η μεθοδος που ανοιγει τα pgm αρχεια και διαβαζει την πληροφορια που χρειαζομαστε.Επειτα αντιγραφει την πληροφορια στους global <text:s/>πινακες <text:span text:style-name="T1">p[1600],s[1600],r[1600](και b[1600] για τον πινακα που κραταει την πληροφορια της εικονας με την βομβα) .</text:span>Τελος κλεινει τα αρχεια pgm.</text:p>
      <text:p text:style-name="P9"/>
      <text:p text:style-name="P10">Main μεθοδος η οποια αρχικοποιει το παραθυρο που βλεπει ο χρηστης στην οθονη,τις συντεταγμενες του και την θεση του.επειτα καλει την <text:s/>Init και την ReadThePgms.Μετα <text:span text:style-name="T7">οριζει</text:span> την display <text:span text:style-name="T7">ως την συναρτηση που θα απεικονιζει την εφαρμογη μας στην οθονη</text:span>.Οριζει επισης την συναρτηση που θα χρησιμοποιηθει για να αναγνωριζει τις εισοδους απο το πληκτρολογιο την <text:span text:style-name="T6">ProcessNormalKeys.Οριζει και την </text:span>Decide <text:span text:style-name="T7">ως την συναρτηση που θα χειριζεται την κινηση του ποντικιου.Τελος χρησιμοποιειται το mainloop για να δημιουργησει μια ατερμονη επαναληψη στο προγραμμα.</text:span></text:p>
      <text:p text:style-name="P10"/>
      <text:p text:style-name="P10"/>
      <text:p text:style-name="P11"><text:s text:c="4"/>Παρατηρησεις</text:p>
      <text:p text:style-name="P12">Αρχικα εχουν υλοποιηθει ολα τα ζητουμενα ερωτηματα.Επισης εχει υλοποιηθει επιπλεον <text:span text:style-name="T11">μια λειτουργια που υποστηριζει βομβες μεσα στο παιχνιδι</text:span> .Η ιδεα εχει <text:s/>ως εξης:οι βομβες υπαρχουν στο παιχνιδι αλλα κρυβονται κατω απο οποιοδηποτε κουτι.Ο χρηστης <text:soft-page-break/>μπορει με δεξι κλικ να δει το πλεγμα με τις βομβες που κρυβεται κατω απο το κανονικο ωστε να αποφασισει αν τον συμφερει η κινηση και επειτα να ξαναπατησει δεξι κλικ ωστε να επιλεξει την κινηση του.Με την μεταβλητη bonusclick </text:p>
      <text:p text:style-name="P13">η οποια παιρνει τιμη 0 η 1 η 2 <text:span text:style-name="T9">(στην συναρτηση που χειριζεται το ποντικι)</text:span>αναλογα με το αν δεν εχει πατησει δεξι κλικ ,αν εχει πατησει η αν εχει πατησει για δευτερη φορα δεξι κλικ αντιστοιχα και στελνεται η μεταβλητη showbombs στην display ωστε να εμφανιστει στην οθονη το πλεγμα με τις βομβες <text:span text:style-name="T9">αν το επιλεξει ο χρηστης </text:span>.Για την υλοποιηση κατεβασα μια 40x40 png εικονα βομβας που την μετετρεψα σε pgm τυπου <text:span text:style-name="T9">ascii </text:span><text:s/>με το προγραμμα gimp.<text:span text:style-name="T9">Επισης θεωρησα καλυτερη την εμφανιση του σκορ απο το τελευταιο παιχνιδι μαζι με το “press b to restart or esc to exit “.Οποτε οταν τελειωνει το παιχνιδι εμφανιζεται το μηνυμα </text:span></text:p>
      <text:p text:style-name="P13"><text:span text:style-name="T9">“press b to restart or esc to exit.YOUR SCORE WAS xxx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ndale Mono" svg:font-family="'Andale Mono'" style:font-pitch="fixed"/>
    <style:font-face style:name="Arial Black" svg:font-family="'Arial Black'" style:font-pitch="variable"/>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TakaoPGothic" svg:font-family="TakaoPGothic" style:font-family-generic="swiss" style:font-pitch="variable"/>
    <style:font-face style:name="Droid Sans1"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1"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3T15:05:51.249930374</meta:creation-date>
    <dc:date>2015-11-25T14:06:06.309074665</dc:date>
    <meta:editing-duration>PT40M34S</meta:editing-duration>
    <meta:editing-cycles>8</meta:editing-cycles>
    <meta:generator>LibreOffice/4.2.8.2$Linux_X86_64 LibreOffice_project/420m0$Build-2</meta:generator>
    <meta:document-statistic meta:table-count="0" meta:image-count="0" meta:object-count="0" meta:page-count="6" meta:paragraph-count="33" meta:word-count="1312" meta:character-count="8246" meta:non-whitespace-character-count="6943"/>
  </office:meta>
</office:document-meta>
</file>